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ListTypeDeserializerTest.test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rrayListTypeDeserializerTest.test_null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rayListTypeDeserializerTest.test_null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setValue( ArrayList &lt; Integer &gt;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ListTypeDeserializerTest.test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rayListTypeDeserializerTest.test_null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( ArrayList &lt; Integer &gt;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